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1015"/>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3" calcext:value-type="float">
            <text:p>463</text:p>
          </table:table-cell>
          <table:table-cell table:formula="of:=SUM([.D12:.I12])" office:value-type="float" office:value="259" calcext:value-type="float">
            <text:p>25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0" calcext:value-type="float">
            <text:p>650</text:p>
          </table:table-cell>
          <table:table-cell table:formula="of:=SUM([.D13:.I13])" office:value-type="float" office:value="402" calcext:value-type="float">
            <text:p>40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458333333333" calcext:value-type="float">
            <text:p>182.458333333333</text:p>
          </table:table-cell>
          <table:table-cell table:formula="of:=SUM([.D16:.I16])" office:value-type="float" office:value="23.4583333333333" calcext:value-type="float">
            <text:p>23.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0.875" calcext:value-type="float">
            <text:p>230.875</text:p>
          </table:table-cell>
          <table:table-cell table:formula="of:=SUM([.D17:.I17])" office:value-type="float" office:value="37.375" calcext:value-type="float">
            <text:p>37.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6:27:42.12197136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9T16:29:23.320655772</dc:date>
    <meta:creation-date>2016-09-05T22:47:24Z</meta:creation-date>
    <meta:editing-cycles>1368</meta:editing-cycles>
    <meta:editing-duration>P27DT19H40M1S</meta:editing-duration>
    <meta:generator>LibreOffice/5.2.7.2$Linux_X86_64 LibreOffice_project/20m0$Build-2</meta:generator>
    <meta:document-statistic meta:table-count="4" meta:cell-count="4097" meta:object-count="0"/>
  </office:meta>
</office:document-meta>
</file>